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rince William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194">
            <text:p>1194</text:p>
          </table:table-cell>
          <table:table-cell table:style-name="ce22" office:value-type="float" office:value="298">
            <text:p>29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101">
            <text:p>10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96">
            <text:p>696</text:p>
          </table:table-cell>
          <table:table-cell table:style-name="ce22" office:value-type="float" office:value="195">
            <text:p>19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125">
            <text:p>12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93">
            <text:p>1393</text:p>
          </table:table-cell>
          <table:table-cell table:style-name="ce22" office:value-type="float" office:value="215">
            <text:p>21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666">
            <text:p>4666</text:p>
          </table:table-cell>
          <table:table-cell table:style-name="ce22" office:value-type="float" office:value="1202">
            <text:p>120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0">
            <text:p>13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89">
            <text:p>8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59">
            <text:p>1559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16">
            <text:p>316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65">
            <text:p>965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143">
            <text:p>14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790">
            <text:p>2790</text:p>
          </table:table-cell>
          <table:table-cell table:style-name="ce22" office:value-type="float" office:value="1421">
            <text:p>142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456">
            <text:p>7456</text:p>
          </table:table-cell>
          <table:table-cell table:style-name="ce22" office:value-type="float" office:value="2623">
            <text:p>262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